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4.3346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5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263in" svg:y="2.1835in">
            <draw:object draw:notify-on-update-of-ranges="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rm category</text:p>
          </table:table-cell>
          <table:table-cell office:value-type="string" calcext:value-type="string">
            <text:p>term count</text:p>
          </table:table-cell>
          <table:table-cell office:value-type="string" calcext:value-type="string">
            <text:p>related to movie domain</text:p>
          </table:table-cell>
          <table:table-cell office:value-type="string" calcext:value-type="string">
            <text:p>related to other domains</text:p>
          </table:table-cell>
          <table:table-cell office:value-type="string" calcext:value-type="string">
            <text:p>Percent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ie title</text:p>
          </table:table-cell>
          <table:table-cell table:formula="of:=410371 + 4059001" office:value-type="float" office:value="4469372" calcext:value-type="float">
            <text:p>44693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2]/[.B11]" office:value-type="percentage" office:value="0.130998677284346" calcext:value-type="percentage">
            <text:p>13.09987%</text:p>
          </table:table-cell>
          <table:table-cell/>
          <table:table-cell office:value-type="string" calcext:value-type="string">
            <text:p>terms related to movie domain</text:p>
          </table:table-cell>
          <table:table-cell table:formula="of:=SUM([.B2:.B8])" office:value-type="float" office:value="34117684" calcext:value-type="float">
            <text:p>34117684</text:p>
          </table:table-cell>
          <table:table-cell table:formula="of:=[.H2]/[.B11]" office:value-type="percentage" office:value="0.999999882758761" calcext:value-type="percentage">
            <text:p>99.99999%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IMDb movie ID</text:p>
          </table:table-cell>
          <table:table-cell office:value-type="float" office:value="8908757" calcext:value-type="float">
            <text:p>89087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3]/[.B11]" office:value-type="percentage" office:value="0.261118426313061" calcext:value-type="percentage">
            <text:p>26.11184%</text:p>
          </table:table-cell>
          <table:table-cell/>
          <table:table-cell office:value-type="string" calcext:value-type="string">
            <text:p>terms related only to movie domain</text:p>
          </table:table-cell>
          <table:table-cell table:formula="of:=SUM([.B2:.B6])" office:value-type="float" office:value="34117486" calcext:value-type="float">
            <text:p>34117486</text:p>
          </table:table-cell>
          <table:table-cell table:formula="of:=[.H3]/[.B11]" office:value-type="percentage" office:value="0.99999407931745" calcext:value-type="percentage">
            <text:p>99.99941%</text:p>
          </table:table-cell>
          <table:table-cell table:style-name="ce1" table:formula="of:=SUM([.B3:.B4])/[.B11]" office:value-type="percentage" office:value="0.601623210810768" calcext:value-type="percentage">
            <text:p>60.16232%</text:p>
          </table:table-cell>
          <table:table-cell office:value-type="string" calcext:value-type="string">
            <text:p>percentage of IDs</text:p>
          </table:table-cell>
        </table:table-row>
        <table:table-row table:style-name="ro1">
          <table:table-cell office:value-type="string" calcext:value-type="string">
            <text:p>IMDB name ID</text:p>
          </table:table-cell>
          <table:table-cell office:value-type="float" office:value="11617236" calcext:value-type="float">
            <text:p>116172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4]/[.B11]" office:value-type="percentage" office:value="0.340504784497707" calcext:value-type="percentage">
            <text:p>34.05048%</text:p>
          </table:table-cell>
          <table:table-cell/>
          <table:table-cell office:value-type="string" calcext:value-type="string">
            <text:p>terms related only to movie domain, excluding IDs</text:p>
          </table:table-cell>
          <table:table-cell table:formula="of:=SUM([.B2];[.B5:.B6])" office:value-type="float" office:value="13591493" calcext:value-type="float">
            <text:p>13591493</text:p>
          </table:table-cell>
          <table:table-cell table:formula="of:=[.H4]/[.B11]" office:value-type="percentage" office:value="0.398370868506682" calcext:value-type="percentage">
            <text:p>39.83709%</text:p>
          </table:table-cell>
          <table:table-cell table:style-name="ce1" table:formula="of:=[.H4]/SUM([.B2];[.B5:.B9])" office:value-type="percentage" office:value="0.999985137983158" calcext:value-type="percentage">
            <text:p>99.99851%</text:p>
          </table:table-cell>
          <table:table-cell office:value-type="string" calcext:value-type="string">
            <text:p>percentage relative to total without IDs</text:p>
          </table:table-cell>
        </table:table-row>
        <table:table-row table:style-name="ro1">
          <table:table-cell office:value-type="string" calcext:value-type="string">
            <text:p>person name</text:p>
          </table:table-cell>
          <table:table-cell office:value-type="float" office:value="9041625" calcext:value-type="float">
            <text:p>90416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5]/[.B11]" office:value-type="percentage" office:value="0.26501282853633" calcext:value-type="percentage">
            <text:p>26.50128%</text:p>
          </table:table-cell>
          <table:table-cell office:value-type="string" calcext:value-type="string">
            <text:p>refers specifically to names of people working on movies and series</text:p>
          </table:table-cell>
          <table:table-cell office:value-type="string" calcext:value-type="string">
            <text:p>terms related to other domains</text:p>
          </table:table-cell>
          <table:table-cell table:formula="of:=SUM([.B7];[.B8])" office:value-type="float" office:value="198" calcext:value-type="float">
            <text:p>198</text:p>
          </table:table-cell>
          <table:table-cell table:formula="of:=[.H5]/[.B11]" office:value-type="percentage" office:value="0.0000058034413117325" calcext:value-type="percentage">
            <text:p>0.00058%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float" office:value="80496" calcext:value-type="float">
            <text:p>80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6]/[.B11]" office:value-type="percentage" office:value="0.00235936268600616" calcext:value-type="percentage">
            <text:p>0.23594%</text:p>
          </table:table-cell>
          <table:table-cell/>
          <table:table-cell office:value-type="string" calcext:value-type="string">
            <text:p>terms unrelated to any domain</text:p>
          </table:table-cell>
          <table:table-cell table:formula="of:=[.B9]" office:value-type="float" office:value="4" calcext:value-type="float">
            <text:p>4</text:p>
          </table:table-cell>
          <table:table-cell table:formula="of:=[.H6]/[.B11]" office:value-type="percentage" office:value="0.00000011724123862086" calcext:value-type="percentage">
            <text:p>0.000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y code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yes</text:p>
          </table:table-cell>
          <table:table-cell table:style-name="ce1" table:formula="of:=[.B7]/[.B11]" office:value-type="percentage" office:value="0.00000331206499103925" calcext:value-type="percentage">
            <text:p>0.00033%</text:p>
          </table:table-cell>
          <table:table-cell office:value-type="string" calcext:value-type="string">
            <text:p>production country or country of orig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code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yes</text:p>
          </table:table-cell>
          <table:table-cell table:style-name="ce1" table:formula="of:=[.B8]/[.B11]" office:value-type="percentage" office:value="0.00000249137632069324" calcext:value-type="percentage">
            <text:p>0.00025%</text:p>
          </table:table-cell>
          <table:table-cell office:value-type="string" calcext:value-type="string">
            <text:p>language spoken in movie or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1" table:formula="of:=[.B9]/[.B11]" office:value-type="percentage" office:value="0.00000011724123862086" calcext:value-type="percentage">
            <text:p>0.00001%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9])" office:value-type="float" office:value="34117688" calcext:value-type="float">
            <text:p>34117688</text:p>
          </table:table-cell>
          <table:table-cell table:number-columns-repeated="3"/>
          <table:table-cell table:style-name="ce1" table:formula="of:=SUM([.E3:.E4])" office:value-type="percentage" office:value="0.601623210810768" calcext:value-type="percentage">
            <text:p>60.16232%</text:p>
          </table:table-cell>
          <table:table-cell table:number-columns-repeated="5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 office:value-type="string" calcext:value-type="string">
            <text:p>term category</text:p>
          </table:table-cell>
          <table:table-cell office:value-type="string" calcext:value-type="string">
            <text:p>term count</text:p>
          </table:table-cell>
          <table:table-cell office:value-type="string" calcext:value-type="string">
            <text:p>related to movie domain</text:p>
          </table:table-cell>
          <table:table-cell office:value-type="string" calcext:value-type="string">
            <text:p>related to other domains</text:p>
          </table:table-cell>
          <table:table-cell office:value-type="string" calcext:value-type="string">
            <text:p>Percentage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movie title</text:p>
          </table:table-cell>
          <table:table-cell table:formula="of:=410371 + 4059001" office:value-type="float" office:value="4469372" calcext:value-type="float">
            <text:p>44693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36]/[.B43]" office:value-type="percentage" office:value="0.328831098696667" calcext:value-type="percentage">
            <text:p>32.88311%</text:p>
          </table:table-cell>
          <table:table-cell table:style-name="ce1" table:formula="of:=SUM([.E36:.E40])" office:value-type="percentage" office:value="0.999999705702637" calcext:value-type="percentage">
            <text:p>99.9999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 name</text:p>
          </table:table-cell>
          <table:table-cell office:value-type="float" office:value="9041625" calcext:value-type="float">
            <text:p>90416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37]/[.B43]" office:value-type="percentage" office:value="0.665231599149334" calcext:value-type="percentage">
            <text:p>66.52316%</text:p>
          </table:table-cell>
          <table:table-cell table:style-name="ce1" table:formula="of:=SUM([.E36:.E38])" office:value-type="percentage" office:value="0.999985137983158" calcext:value-type="percentage">
            <text:p>99.9985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float" office:value="80496" calcext:value-type="float">
            <text:p>80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[.B38]/[.B43]" office:value-type="percentage" office:value="0.00592244013715729" calcext:value-type="percentage">
            <text:p>0.59224%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country code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yes</text:p>
          </table:table-cell>
          <table:table-cell table:style-name="ce1" table:formula="of:=[.B39]/[.B43]" office:value-type="percentage" office:value="0.00000831390051056914" calcext:value-type="percentage">
            <text:p>0.00083%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anguage code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yes</text:p>
          </table:table-cell>
          <table:table-cell table:style-name="ce1" table:formula="of:=[.B40]/[.B43]" office:value-type="percentage" office:value="0.00000625381896812723" calcext:value-type="percentage">
            <text:p>0.00063%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1" table:formula="of:=[.B41]/[.B43]" office:value-type="percentage" office:value="0.00000029429736320599" calcext:value-type="percentage">
            <text:p>0.00003%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36:.B41])" office:value-type="float" office:value="13591695" calcext:value-type="float">
            <text:p>13591695</text:p>
          </table:table-cell>
          <table:table-cell table:number-columns-repeated="9"/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2">
      <number:number number:decimal-places="6" number:min-decimal-places="6" number:min-integer-digits="1"/>
      <number:text>%</number:text>
    </number:percentage-style>
    <number:percentage-style style:name="N121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6T12:51:53.652810496</dc:date>
    <meta:editing-duration>PT1H58M57S</meta:editing-duration>
    <meta:editing-cycles>15</meta:editing-cycles>
    <meta:generator>LibreOffice/7.4.2.3$Linux_X86_64 LibreOffice_project/40$Build-3</meta:generator>
    <meta:document-statistic meta:table-count="1" meta:cell-count="1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43cm" svg:y="2.458cm" style:legend-expansion="high" chart:style-name="ch2"/>
        <chart:plot-area chart:style-name="ch3" table:cell-range-address="Sheet1.A1:Sheet1.B9" chart:data-source-has-labels="both" svg:x="0.32cm" svg:y="0.18cm" svg:width="12.303cm" svg:height="8.64cm">
          <chart:coordinate-region svg:x="2.515cm" svg:y="0.728cm" svg:width="8.092cm" svg:height="8.092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rm 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vie title</text:p>
                <draw:g>
                  <svg:desc>Sheet1.A2:Sheet1.A9</svg:desc>
                </draw:g>
              </table:table-cell>
              <table:table-cell office:value-type="float" office:value="4469372">
                <text:p>4469372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IMDb movie ID</text:p>
              </table:table-cell>
              <table:table-cell office:value-type="float" office:value="8908757">
                <text:p>8908757</text:p>
              </table:table-cell>
            </table:table-row>
            <table:table-row>
              <table:table-cell office:value-type="string">
                <text:p>IMDB name ID</text:p>
              </table:table-cell>
              <table:table-cell office:value-type="float" office:value="11617236">
                <text:p>11617236</text:p>
              </table:table-cell>
            </table:table-row>
            <table:table-row>
              <table:table-cell office:value-type="string">
                <text:p>person name</text:p>
              </table:table-cell>
              <table:table-cell office:value-type="float" office:value="9041625">
                <text:p>9041625</text:p>
              </table:table-cell>
            </table:table-row>
            <table:table-row>
              <table:table-cell office:value-type="string">
                <text:p>series title</text:p>
              </table:table-cell>
              <table:table-cell office:value-type="float" office:value="80496">
                <text:p>80496</text:p>
              </table:table-cell>
            </table:table-row>
            <table:table-row>
              <table:table-cell office:value-type="string">
                <text:p>country cod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language code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